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T8" style:family="text">
      <style:text-properties style:font-name="Times New Roman"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2070224710189585315" text:style-name="L1">
        <text:list-item>
          <text:list>
            <text:list-header>
              <text:p text:style-name="P15">1.5 miles averaging 9:00/mile with some paces as fast as 7:41/mile and rested about 5:00 </text:p>
              <text:p text:style-name="P15">6 x ¼ mile each in 2:00 with a ¼ mile jog before each run and ¼ mile jog at the end </text:p>
              <text:p text:style-name="P15">All jogs were at about 12/mile pace.</text:p>
              <text:p text:style-name="P15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41653499" text:continue-numbering="true" text:style-name="L1">
        <text:list-item>
          <text:list>
            <text:list-header>
              <text:p text:style-name="P15">1.5 miles averaging 9:00/mile with some paces as fast as 7:47/mile and rested about 5:00 </text:p>
              <text:p text:style-name="P15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2"><text:soft-page-break/><text:span text:style-name="T6">Sat May 19, 2018</text:span> 6.21 miles</text:p>
      <text:p text:style-name="P13">I ran 10K on a very hilly course and averaged 11:57/mile. <text:s/>The sum of all the accents on the course is 830 ft as measured using Google Earth.</text:p>
      <text:p text:style-name="P12"/>
      <text:p text:style-name="P13">Sun May 20, 2018<text:span text:style-name="T1"> 5.02 miles</text:span></text:p>
      <text:p text:style-name="P13">I ran 5.02 miles on a very hilly course and averaged 11:00/mile. <text:s/>The sum of all the accents on the course is 535 ft as measured using Google Earth.</text:p>
      <text:p text:style-name="P13"/>
      <text:p text:style-name="P13">Mon May 21, 2018 <text:span text:style-name="T1">4 miles</text:span> <text:s text:c="2"/></text:p>
      <text:p text:style-name="P13">I ran 4 miles on a hilly course and averaged 9:05/mile. <text:s/></text:p>
      <text:p text:style-name="P13">Splits: 10:28, 9:32, 8:34, 7:47</text:p>
      <text:p text:style-name="P13">The sum of all the accents on the course is 268 ft as measured using Google Earth.</text:p>
      <text:p text:style-name="P13"/>
      <text:p text:style-name="P13">Tues May 22, 2018 <text:span text:style-name="T1">3.75 miles</text:span> <text:s/></text:p>
      <text:p text:style-name="P13">I jogged ¼ mile and rested a few minutes. <text:s/>Then I ran 3 miles on a treadmill at 10:00/mile and warmed down with a ½ mile jog.</text:p>
      <text:p text:style-name="P13"/>
      <text:p text:style-name="P13">Wed May 23, 2018 <text:span text:style-name="T1">4.75 miles</text:span></text:p>
      <text:p text:style-name="P13">I ran with Tiffany Hrach and Jim Fitch on the Wise Center indoor track.</text:p>
      <text:p text:style-name="P13">We warmed up with 1.75 miles including ¼ miles of drills. <text:s/>Then we ran </text:p>
      <text:p text:style-name="P13">6 x ¼ mile with ¼ mile jogs after each run. <text:s/>The times for the first 3 runs was about 2:08 and for the last 3 runs about 2:04. </text:p>
      <text:p text:style-name="P13"/>
      <text:p text:style-name="P13">Thur May 24, 2018 <text:span text:style-name="T1">3 miles</text:span> </text:p>
      <text:p text:style-name="P13">I walked and ran 3 miles on hilly roads. <text:s/>I walked a minute at the beginning of each half mile and averaged 11:50/mile.</text:p>
      <text:p text:style-name="P13"/>
      <text:p text:style-name="P13">Fri May 25, 2018 <text:span text:style-name="T1">4.57 miles</text:span> </text:p>
      <text:p text:style-name="P13">I ran 4.57 miles on hilly roads and averaged 9:49/mile. <text:s/>The sum of all the accents on the course is 362 ft as measured using Google Earth.</text:p>
      <text:p text:style-name="P13"/>
      <text:list xml:id="list777903105294687372" text:style-name="L2">
        <text:list-item>
          <text:list>
            <text:list-header>
              <text:p text:style-name="P16">31.3 miles in the last week</text:p>
            </text:list-header>
          </text:list>
        </text:list-item>
      </text:list>
      <text:p text:style-name="P12"/>
      <text:p text:style-name="P12"/>
      <text:p text:style-name="P12"><text:soft-page-break/>I am running the Green Jewel 50K in 1 week.</text:p>
      <text:p text:style-name="P4"/>
      <text:p text:style-name="P3">Sat May 26, 2018 <text:span text:style-name="T1">5.5 miles</text:span> <text:s/></text:p>
      <text:p text:style-name="P3">I ran 5 miles on hilly roads averaging 10:57/mile. <text:s/>After resting a few minutes I jogged ½ mile.</text:p>
      <text:p text:style-name="P3"/>
      <text:p text:style-name="P3">Sun May 27, 2018 <text:s/><text:span text:style-name="T1">no running</text:span></text:p>
      <text:p text:style-name="P4"/>
      <text:p text:style-name="P3">Mon May 28, 2018<text:span text:style-name="T1"> 4.5 miles <text:s/></text:span></text:p>
      <text:p text:style-name="P3">I ran 4 miles on hilly roads and grass and averaged 10:47/mile. Then I jogged ½ mile.</text:p>
      <text:p text:style-name="P3"/>
      <text:p text:style-name="P3">Tues May 29, 2018 <text:s/><text:span text:style-name="T1">no running</text:span></text:p>
      <text:p text:style-name="P4"/>
      <text:p text:style-name="P3">Wed May 30, 2018<text:span text:style-name="T1"> <text:s/>3 miles </text:span>on hilly roads averaging 10:25/mile</text:p>
      <text:p text:style-name="P3"/>
      <text:p text:style-name="P3">Thur May 31, 2018<text:span text:style-name="T1"> <text:s/>3 miles </text:span>on hilly roads averaging 10:22/mile</text:p>
      <text:p text:style-name="P3"/>
      <text:p text:style-name="P3">Fri June 1, 2018 <text:s/><text:span text:style-name="T1">no running</text:span></text:p>
      <text:p text:style-name="P4"/>
      <text:p text:style-name="P4">16 miles in the last week</text:p>
      <text:p text:style-name="P4"/>
      <text:p text:style-name="P3">Sat June 2, 2018 <text:span text:style-name="T1">31.4 miles</text:span></text:p>
      <text:p text:style-name="P14"><text:span text:style-name="T5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7">Mary Jane drove the course on a park road to meet me at the aid stations and give me food and support.</text:span></text:p>
      <text:p text:style-name="P17"/>
      <text:p text:style-name="P17">The next page contains the details about my nourishment for the Green Jewel 50K, the planned approximate schedule for times I would be reaching each aid station and what Mary Jane would be giving me at the stations.</text:p>
      <text:p text:style-name="P17"/>
      <text:p text:style-name="P14"><text:span text:style-name="T7"><text:s text:c="2"/></text:span><text:span text:style-name="T8"><text:s/></text:span></text:p>
      <text:p text:style-name="P4"/>
      <text:p text:style-name="P4"/>
      <text:p text:style-name="P3"><text:soft-page-break/></text:p>
      <text:p text:style-name="Standard">Green Jewel 50K <text:s text:c="6"/>June 2, 2018</text:p>
      <text:p text:style-name="Standard">Calories needed for 5.7 hours = 300*(5.7-1.3) = 1320 C</text:p>
      <text:p text:style-name="Standard">Breakfast</text:p>
      <text:p text:style-name="Standard"><text:tab/>cereal with water = 150 C</text:p>
      <text:p text:style-name="Standard"><text:tab/>Cliff Bar = 250 C</text:p>
      <text:p text:style-name="Standard">During the run</text:p>
      <text:p text:style-name="Standard"><text:tab/>5 gels = 500 C</text:p>
      <text:p text:style-name="Standard"><text:tab/>Gatorade mixed with some water = 80 ounces → 430 C</text:p>
      <text:p text:style-name="Standard"/>
      <text:p text:style-name="Standard">Total = 150+250+500+430=1330 C This is enough.</text:p>
      <text:p text:style-name="Standard"/>
      <text:p text:style-name="Standard">Electrolyte = <text:s/>5 Salt Sticks</text:p>
      <text:p text:style-name="Standard"/>
      <text:p text:style-name="Standard">Fluids</text:p>
      <text:p text:style-name="Standard">After the first aid station I will need about 5 ounces per mile or approximately 5 x 25 = 125 ounces. </text:p>
      <text:p text:style-name="Standard">From water I will have 45 ounces. <text:s/></text:p>
      <text:p text:style-name="Standard">From Gatorade I will have 4*20 = 80 ounces</text:p>
      <text:p text:style-name="Standard"/>
      <text:p text:style-name="Standard">Total fluids = 45 + 80 =125 ounces or 5 ounces/mi.</text:p>
      <text:p text:style-name="Standard"/>
      <text:p text:style-name="Standard">AS1 means Aid Station 1</text:p>
      <text:p text:style-name="Standard"/>
      <text:p text:style-name="Standard"><text:tab/><text:tab/>Difference (mi)<text:tab/>Miles <text:s/>RaceTime<text:tab/>ClockTime<text:tab/>Food`</text:p>
      <text:p text:style-name="Standard">Start <text:s/><text:tab/><text:tab/><text:tab/><text:tab/><text:tab/>0<text:tab/>0<text:tab/><text:tab/>7:00 AM<text:tab/>Nothing </text:p>
      <text:p text:style-name="Standard"><text:tab/></text:p>
      <text:p text:style-name="Standard">AS1 Stuhr Woods<text:tab/>6.5<text:tab/><text:tab/>6.5<text:tab/>1:12<text:tab/><text:tab/>8:12 AM<text:tab/>water <text:s/>(32 oz bottle and <text:s text:c="7"/></text:p>
      <text:p text:style-name="Standard">Picnic Area<text:tab/><text:tab/><text:tab/><text:tab/><text:tab/><text:tab/><text:tab/><text:tab/><text:tab/>20 Oz bottle to carry)*</text:p>
      <text:p text:style-name="Standard"/>
      <text:p text:style-name="Standard">AS2 The Chalet <text:tab/>5.4 <text:s/><text:tab/><text:tab/>11.9<text:tab/>2:11 <text:tab/><text:tab/>9:11 AM<text:tab/>27 Oz bottle of water and <text:s/></text:p>
      <text:p text:style-name="Standard"><text:tab/><text:tab/><text:tab/><text:tab/><text:tab/><text:tab/><text:tab/><text:tab/><text:tab/><text:tab/>20 Oz bottle of Gatorade**<text:tab/><text:tab/><text:tab/><text:tab/><text:tab/><text:tab/><text:tab/><text:tab/><text:tab/><text:tab/></text:p>
      <text:p text:style-name="Standard">AS3 Wallace Lake<text:tab/>4.1<text:tab/><text:tab/>16<text:tab/>2:56<text:tab/><text:tab/>9:56 AM <text:tab/>22 Oz bottle of water and</text:p>
      <text:p text:style-name="Standard"><text:tab/><text:tab/><text:tab/><text:tab/><text:tab/><text:tab/><text:tab/><text:tab/><text:tab/><text:tab/>20 Oz bottle of Gatorade</text:p>
      <text:p text:style-name="Standard"/>
      <text:p text:style-name="Standard">AS4 Rocky River <text:tab/>4 <text:tab/><text:tab/>20<text:tab/>3:40<text:tab/><text:tab/>10:40 AM<text:tab/>17 Oz bottle of water and</text:p>
      <text:p text:style-name="Standard">Nature Center<text:tab/><text:tab/><text:tab/><text:tab/><text:tab/><text:tab/><text:tab/><text:tab/><text:tab/>20 Oz bottle of Gatorade<text:tab/><text:tab/><text:tab/><text:tab/><text:tab/><text:tab/><text:tab/><text:tab/> </text:p>
      <text:p text:style-name="Standard">AS5 Lorain<text:tab/><text:tab/>6.1<text:tab/><text:tab/>26.1 <text:tab/>4:47<text:tab/><text:tab/>11:47 AM<text:tab/>12 Oz bottle of water and</text:p>
      <text:p text:style-name="Standard">Overpass<text:tab/><text:tab/><text:tab/><text:tab/><text:tab/><text:tab/><text:tab/><text:tab/><text:tab/>20 Oz bottle of Gatorade</text:p>
      <text:p text:style-name="Standard"/>
      <text:p text:style-name="Standard">Finish <text:tab/><text:tab/> <text:s text:c="3"/><text:tab/>5 <text:tab/><text:tab/>31.1<text:tab/>5:42<text:tab/><text:tab/>12:42 AM</text:p>
      <text:p text:style-name="Standard"><text:s/></text:p>
      <text:p text:style-name="Standard">*I will drink about 5 Oz from the 32 Oz bottle and carry the 20 Oz bottle of water.</text:p>
      <text:p text:style-name="Standard">** I will drink about 5 Oz from the 27 Oz bottle of water and carry the 20 Oz bottle of Gatorade. <text:s text:c="3"/></text:p>
      <text:p text:style-name="Standard"/>
      <text:p text:style-name="P4">I am carrying 5 gels and 5 salt sticks</text:p>
      <text:p text:style-name="P4"/>
      <text:p text:style-name="P3"><text:soft-page-break/>Sun June 3, 2018 <text:span text:style-name="T1">no running</text:span> <text:s/></text:p>
      <text:p text:style-name="P3"/>
      <text:p text:style-name="P3">Mon June 4 2018 <text:span text:style-name="T1">3.5 miles </text:span><text:s/></text:p>
      <text:p text:style-name="P3">I ran 2 miles on hilly roads and 1.5 miles on the Allegheny College outdoor trac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04T21:46:23.65</dc:date>
    <dc:creator>James Lombardi</dc:creator>
    <meta:editing-duration>P3DT3H46M35S</meta:editing-duration>
    <meta:editing-cycles>293</meta:editing-cycles>
    <meta:generator>OpenOffice/4.1.2$Win32 OpenOffice.org_project/412m3$Build-9782</meta:generator>
    <meta:document-statistic meta:table-count="0" meta:image-count="0" meta:object-count="0" meta:page-count="16" meta:paragraph-count="334" meta:word-count="4304" meta:character-count="21060"/>
  </office:meta>
</office:document-meta>
</file>